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701cm" fo:margin-left="0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6.368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0.894cm"/>
    </style:style>
    <style:style style:name="P1" style:family="paragraph" style:parent-style-name="Standard">
      <style:paragraph-properties fo:text-align="center" style:justify-single-word="false"/>
      <style:text-properties officeooo:rsid="00146e7d" officeooo:paragraph-rsid="00146e7d"/>
    </style:style>
    <style:style style:name="P2" style:family="paragraph" style:parent-style-name="Standard">
      <style:paragraph-properties fo:text-align="center" style:justify-single-word="false"/>
      <style:text-properties officeooo:rsid="0014d220" officeooo:paragraph-rsid="0014d220"/>
    </style:style>
    <style:style style:name="P3" style:family="paragraph" style:parent-style-name="Standard">
      <style:paragraph-properties fo:text-align="center" style:justify-single-word="false"/>
      <style:text-properties officeooo:rsid="0014d220" officeooo:paragraph-rsid="00160783"/>
    </style:style>
    <style:style style:name="P4" style:family="paragraph" style:parent-style-name="Standard">
      <style:paragraph-properties fo:text-align="center" style:justify-single-word="false"/>
      <style:text-properties officeooo:rsid="00160783" officeooo:paragraph-rsid="00160783"/>
    </style:style>
    <style:style style:name="P5" style:family="paragraph" style:parent-style-name="Standard">
      <style:paragraph-properties fo:text-align="center" style:justify-single-word="false"/>
      <style:text-properties officeooo:rsid="0017019b" officeooo:paragraph-rsid="0017019b"/>
    </style:style>
    <style:style style:name="P6" style:family="paragraph" style:parent-style-name="Standard">
      <style:paragraph-properties fo:text-align="center" style:justify-single-word="false"/>
      <style:text-properties officeooo:rsid="001ad665" officeooo:paragraph-rsid="001ad665"/>
    </style:style>
    <style:style style:name="P7" style:family="paragraph" style:parent-style-name="Standard">
      <style:paragraph-properties fo:text-align="center" style:justify-single-word="false"/>
      <style:text-properties officeooo:rsid="001c8611" officeooo:paragraph-rsid="001c8611"/>
    </style:style>
    <style:style style:name="P8" style:family="paragraph" style:parent-style-name="Standard">
      <style:paragraph-properties fo:text-align="center" style:justify-single-word="false"/>
      <style:text-properties officeooo:rsid="001c8611" officeooo:paragraph-rsid="001d0b7c"/>
    </style:style>
    <style:style style:name="P9" style:family="paragraph" style:parent-style-name="Standard">
      <style:paragraph-properties fo:text-align="center" style:justify-single-word="false"/>
      <style:text-properties officeooo:rsid="001d0b7c" officeooo:paragraph-rsid="001d0b7c"/>
    </style:style>
    <style:style style:name="P10" style:family="paragraph" style:parent-style-name="Standard">
      <style:paragraph-properties fo:text-align="center" style:justify-single-word="false"/>
      <style:text-properties officeooo:rsid="001d0b7c" officeooo:paragraph-rsid="001e656f"/>
    </style:style>
    <style:style style:name="P11" style:family="paragraph" style:parent-style-name="Standard">
      <style:paragraph-properties fo:text-align="center" style:justify-single-word="false"/>
      <style:text-properties officeooo:rsid="001e656f" officeooo:paragraph-rsid="001e656f"/>
    </style:style>
    <style:style style:name="P12" style:family="paragraph" style:parent-style-name="Standard">
      <style:paragraph-properties fo:text-align="center" style:justify-single-word="false"/>
      <style:text-properties officeooo:rsid="001e656f" officeooo:paragraph-rsid="001e6ce9"/>
    </style:style>
    <style:style style:name="P13" style:family="paragraph" style:parent-style-name="Standard">
      <style:paragraph-properties fo:text-align="center" style:justify-single-word="false"/>
      <style:text-properties officeooo:rsid="001e6ce9" officeooo:paragraph-rsid="001e6ce9"/>
    </style:style>
    <style:style style:name="P14" style:family="paragraph" style:parent-style-name="Standard">
      <style:paragraph-properties fo:text-align="center" style:justify-single-word="false"/>
      <style:text-properties officeooo:rsid="00203ec5" officeooo:paragraph-rsid="00203ec5"/>
    </style:style>
    <style:style style:name="P15" style:family="paragraph" style:parent-style-name="Table_20_Contents">
      <style:paragraph-properties fo:text-align="center" style:justify-single-word="false"/>
      <style:text-properties officeooo:rsid="00203ec5" officeooo:paragraph-rsid="00203ec5"/>
    </style:style>
    <style:style style:name="P16" style:family="paragraph" style:parent-style-name="Standard">
      <style:paragraph-properties fo:text-align="center" style:justify-single-word="false"/>
      <style:text-properties officeooo:rsid="0021cce7" officeooo:paragraph-rsid="0021cce7"/>
    </style:style>
    <style:style style:name="P17" style:family="paragraph" style:parent-style-name="Table_20_Contents">
      <style:paragraph-properties fo:text-align="center" style:justify-single-word="false"/>
      <style:text-properties officeooo:rsid="0021cce7" officeooo:paragraph-rsid="0021cce7"/>
    </style:style>
    <style:style style:name="P18" style:family="paragraph" style:parent-style-name="Standard">
      <style:paragraph-properties fo:text-align="center" style:justify-single-word="false"/>
      <style:text-properties officeooo:rsid="00237de3" officeooo:paragraph-rsid="00237de3"/>
    </style:style>
    <style:style style:name="P19" style:family="paragraph" style:parent-style-name="Table_20_Contents">
      <style:paragraph-properties fo:text-align="center" style:justify-single-word="false"/>
      <style:text-properties officeooo:rsid="0020bd6c" officeooo:paragraph-rsid="0020bd6c"/>
    </style:style>
    <style:style style:name="P20" style:family="paragraph" style:parent-style-name="Table_20_Contents">
      <style:paragraph-properties fo:text-align="center" style:justify-single-word="false"/>
      <style:text-properties officeooo:rsid="0020bd6c" officeooo:paragraph-rsid="00215d27"/>
    </style:style>
    <style:style style:name="P21" style:family="paragraph" style:parent-style-name="Table_20_Contents">
      <style:paragraph-properties fo:text-align="center" style:justify-single-word="false"/>
      <style:text-properties officeooo:rsid="00215d27" officeooo:paragraph-rsid="00215d27"/>
    </style:style>
    <style:style style:name="T1" style:family="text">
      <style:text-properties officeooo:rsid="0014d220"/>
    </style:style>
    <style:style style:name="T2" style:family="text">
      <style:text-properties officeooo:rsid="00160783"/>
    </style:style>
    <style:style style:name="T3" style:family="text">
      <style:text-properties officeooo:rsid="001c8611"/>
    </style:style>
    <style:style style:name="T4" style:family="text">
      <style:text-properties officeooo:rsid="001d0b7c"/>
    </style:style>
    <style:style style:name="T5" style:family="text">
      <style:text-properties officeooo:rsid="001e656f"/>
    </style:style>
    <style:style style:name="T6" style:family="text">
      <style:text-properties officeooo:rsid="001e6ce9"/>
    </style:style>
    <style:style style:name="T7" style:family="text">
      <style:text-properties officeooo:rsid="00203ec5"/>
    </style:style>
    <style:style style:name="T8" style:family="text">
      <style:text-properties officeooo:rsid="00215d27"/>
    </style:style>
    <style:style style:name="T9" style:family="text">
      <style:text-properties officeooo:rsid="0021cce7"/>
    </style:style>
    <style:style style:name="T10" style:family="text">
      <style:text-properties officeooo:rsid="00258a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CHARGE</text:p>
      <text:p text:style-name="P1"/>
      <text:p text:style-name="P1"/>
      <text:p text:style-name="P1"/>
      <text:p text:style-name="P1"><text:span text:style-name="T1">1.</text:span>INTRODUCTION</text:p>
      <text:p text:style-name="P1"/>
      <text:p text:style-name="P1">Dans le but de facil<text:span text:style-name="T1">ité </text:span><text:s/>la prise d’information sur l’état actuel de l’école , nous avons pensée a crée une application web pour permettre au étudiant et au<text:span text:style-name="T1">x</text:span> membre<text:span text:style-name="T1">s</text:span> de l’administration de partager <text:span text:style-name="T1">et d’</text:span>échanger plus efficacement <text:span text:style-name="T1">pour amélioré la </text:span>vie universitaire.</text:p>
      <text:p text:style-name="P1"/>
      <text:p text:style-name="P1">NOM DU PROJET: <text:span text:style-name="T1">UPB_chat</text:span></text:p>
      <text:p text:style-name="P1"/>
      <text:p text:style-name="P2">Objectif: Rendre accessible l’information </text:p>
      <text:p text:style-name="P1"/>
      <text:p text:style-name="P1"/>
      <text:p text:style-name="P2">2.Description du projet</text:p>
      <text:p text:style-name="P2"/>
      <text:p text:style-name="P3">Contexte:</text:p>
      <text:p text:style-name="P3"><text:s text:c="2"/><text:span text:style-name="T2">ayant constater l’absence de plateforme dédier uniquement au Étudiant de notre prestigieuse école .</text:span> </text:p>
      <text:p text:style-name="P3">la communication sur les réseaux sociaux étant insuffisante et centralisée l’échange <text:span text:style-name="T2">entre <text:s/>les étudiant sont dans la majorité axée sur l’emploi du temps , les supports de cours , les information sur l’état actuel de l’école <text:s/>nous avons penser à crée notre espace étudiant une plateforme web accessible et <text:s/>conviviale pour tout les Étudiant de l upb. </text:span></text:p>
      <text:p text:style-name="P3"/>
      <text:p text:style-name="P4">Public cible: Étudiant de l’UPB </text:p>
      <text:p text:style-name="P4">Public secondaire: Administration upb</text:p>
      <text:p text:style-name="P4"/>
      <text:p text:style-name="P4">3.Fonctionnalités et Exigences </text:p>
      <text:p text:style-name="P4"/>
      <text:p text:style-name="P4">Fonctionnalités principales: <text:s/></text:p>
      <text:p text:style-name="P4"/>
      <text:p text:style-name="P4">Inscription </text:p>
      <text:p text:style-name="P9">Connexion et Déconnexion </text:p>
      <text:p text:style-name="P6">communication</text:p>
      <text:p text:style-name="P6"><text:span text:style-name="T3">(</text:span>partager les information<text:span text:style-name="T3">)</text:span></text:p>
      <text:p text:style-name="P6">téléchargement </text:p>
      <text:p text:style-name="P6"/>
      <text:p text:style-name="P6">Exigence technique </text:p>
      <text:p text:style-name="P7">langage : HTML, CSS , JavaScript </text:p>
      <text:p text:style-name="P7"/>
      <text:p text:style-name="P7">technologie : Node.js , React <text:span text:style-name="T10">js</text:span></text:p>
      <text:p text:style-name="P7"/>
      <text:p text:style-name="P7">Framwork : tailwind…..</text:p>
      <text:p text:style-name="P7">CMS : <text:s/>wordpress….</text:p>
      <text:p text:style-name="P7"/>
      <text:p text:style-name="P7">Compatibilité navigateur: <text:s/>google chrome , safarie </text:p>
      <text:p text:style-name="P7"/>
      <text:p text:style-name="P7">4.Structure et navigation </text:p>
      <text:p text:style-name="P7"/>
      <text:p text:style-name="P8">Structure du site : notre plateforme étudiant est composée d’un espace Inscription en premier lieu après avoir rentrer vos identifiant vous serait dans le home </text:p>
      <text:p text:style-name="P8"><text:soft-page-break/>composée de deux <text:span text:style-name="T4">pages</text:span> la première sera information Administration <text:s/>et la seconde espace étudiant <text:s/><text:span text:style-name="T4">et une section profil</text:span> <text:span text:style-name="T4">en plus d’avoir des info de type flashe (qui ne sont pas une page ou une section ).</text:span></text:p>
      <text:p text:style-name="P8"/>
      <text:p text:style-name="P9">Dans la page Info <text:s/>Admin il aura :</text:p>
      <text:p text:style-name="P9">section</text:p>
      <text:p text:style-name="P9">-Scolarité cité et car </text:p>
      <text:p text:style-name="P9">-Emploi du temps et support de cours</text:p>
      <text:p text:style-name="P10">-<text:span text:style-name="T5">Historiques</text:span></text:p>
      <text:p text:style-name="P10"/>
      <text:p text:style-name="P11">Page espace Étudiant </text:p>
      <text:p text:style-name="P11"/>
      <text:p text:style-name="P11">section club et Start up</text:p>
      <text:p text:style-name="P11"/>
      <text:p text:style-name="P11">Communication </text:p>
      <text:p text:style-name="P11">section Général , L1 , L2 et L3 </text:p>
      <text:p text:style-name="P9"/>
      <text:p text:style-name="P11">Navigation : après avoir chercher sur votre navigateur <text:s/>upbExx.ci on aura:</text:p>
      <text:p text:style-name="P11"/>
      <text:p text:style-name="P11">Inscription → Home</text:p>
      <text:p text:style-name="P12"><text:s text:c="34"/>→ profil</text:p>
      <text:p text:style-name="P11"><text:s text:c="43"/>→ InfoAdmin</text:p>
      <text:p text:style-name="P11"><text:s text:c="55"/><text:tab/><text:tab/><text:tab/><text:tab/>→ <text:span text:style-name="T6">Emploi du temps et support de cours </text:span></text:p>
      <text:p text:style-name="P12"><text:s text:c="28"/><text:tab/><text:tab/><text:tab/> <text:s text:c="5"/>→ <text:span text:style-name="T6">scolarité cité et car</text:span></text:p>
      <text:p text:style-name="P12"><text:tab/><text:tab/><text:tab/><text:tab/><text:tab/><text:tab/>→ <text:span text:style-name="T6">présentation de l’UPB </text:span></text:p>
      <text:p text:style-name="P12"><text:s text:c="49"/>→ Espacetudiant</text:p>
      <text:p text:style-name="P12"><text:s text:c="34"/><text:tab/><text:tab/><text:tab/> <text:s text:c="2"/>→<text:span text:style-name="T6">Communication</text:span> </text:p>
      <text:p text:style-name="P12"><text:s text:c="50"/><text:tab/><text:tab/> <text:s text:c="3"/>→ <text:span text:style-name="T6">Chat général</text:span></text:p>
      <text:p text:style-name="P12"><text:tab/><text:tab/><text:tab/><text:tab/> <text:s text:c="3"/><text:tab/> <text:s text:c="8"/>→ <text:span text:style-name="T6">Chat L1 </text:span></text:p>
      <text:p text:style-name="P12"><text:s text:c="52"/><text:tab/> <text:s text:c="7"/>→ <text:span text:style-name="T6">Chat L2</text:span></text:p>
      <text:p text:style-name="P12"><text:s text:c="68"/>→ <text:span text:style-name="T6">Chat L3</text:span> </text:p>
      <text:p text:style-name="P12"><text:tab/><text:tab/><text:tab/><text:tab/><text:tab/>→ <text:span text:style-name="T6">club et startup</text:span></text:p>
      <text:p text:style-name="P12"><text:s text:c="55"/><text:tab/>→ <text:span text:style-name="T6">AEMCI</text:span></text:p>
      <text:p text:style-name="P12"><text:tab/><text:tab/><text:tab/><text:tab/><text:tab/> <text:s text:c="4"/>→ <text:span text:style-name="T6">EagleTech</text:span></text:p>
      <text:p text:style-name="P12"/>
      <text:p text:style-name="P12"/>
      <text:p text:style-name="P13"><text:s text:c="60"/>5.Design et Interface Utilisateur </text:p>
      <text:p text:style-name="P13"/>
      <text:p text:style-name="P13">Conception Visuelle :</text:p>
      <text:p text:style-name="P13"><text:s text:c="33"/>Interface Utilisateur : minimiser les scroll</text:p>
      <text:p text:style-name="P13"/>
      <text:p text:style-name="P13">6. Contenu</text:p>
      <text:p text:style-name="P13"/>
      <text:p text:style-name="P13"><text:s text:c="54"/>Types de Contenu: Texte ; image ; Video</text:p>
      <text:p text:style-name="P13"><text:s text:c="17"/>Gestion du contenu: ajouter par les admin et les utilisateur gérer <text:s/><text:span text:style-name="T7">par l’admin </text:span>SGBD</text:p>
      <text:p text:style-name="P13"/>
      <text:p text:style-name="P14">7.Sécurité</text:p>
      <text:p text:style-name="P14"/>
      <text:p text:style-name="P14">Protection des données: </text:p>
      <text:p text:style-name="P14">Protection contre les menaces:</text:p>
      <text:p text:style-name="P14"/>
      <text:p text:style-name="P14">8.Performance et optimisation </text:p>
      <text:p text:style-name="P14"><text:soft-page-break/>vitesse du site: <text:s text:c="2"/>2s</text:p>
      <text:p text:style-name="P14">SEO: UpbEXX</text:p>
      <text:p text:style-name="P14"/>
      <text:p text:style-name="P14">9.Gestion du projet </text:p>
      <text:p text:style-name="P14"/>
      <text:p text:style-name="P14">Calendrier 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étape</text:p>
          </table:table-cell>
          <table:table-cell table:style-name="Tableau1.A1" office:value-type="string">
            <text:p text:style-name="P15">Début </text:p>
          </table:table-cell>
          <table:table-cell table:style-name="Tableau1.C1" office:value-type="string">
            <text:p text:style-name="P15">Fin</text:p>
          </table:table-cell>
        </table:table-row>
        <table:table-row>
          <table:table-cell table:style-name="Tableau1.A2" office:value-type="string">
            <text:p text:style-name="P15">Cahier de charge </text:p>
          </table:table-cell>
          <table:table-cell table:style-name="Tableau1.A2" office:value-type="string">
            <text:p text:style-name="P15">21/11/2023</text:p>
          </table:table-cell>
          <table:table-cell table:style-name="Tableau1.C2" office:value-type="string">
            <text:p text:style-name="P15">26/11/2023</text:p>
          </table:table-cell>
        </table:table-row>
        <table:table-row>
          <table:table-cell table:style-name="Tableau1.A2" office:value-type="string">
            <text:p text:style-name="P15">Conception UX UI</text:p>
          </table:table-cell>
          <table:table-cell table:style-name="Tableau1.A2" office:value-type="string">
            <text:p text:style-name="P19">27/11/2023</text:p>
          </table:table-cell>
          <table:table-cell table:style-name="Tableau1.C2" office:value-type="string">
            <text:p text:style-name="P19">10/12/2023</text:p>
          </table:table-cell>
        </table:table-row>
        <table:table-row>
          <table:table-cell table:style-name="Tableau1.A2" office:value-type="string">
            <text:p text:style-name="P20"><text:span text:style-name="T8">Veille </text:span>Technologie </text:p>
          </table:table-cell>
          <table:table-cell table:style-name="Tableau1.A2" office:value-type="string">
            <text:p text:style-name="P19">27/11/2023</text:p>
          </table:table-cell>
          <table:table-cell table:style-name="Tableau1.C2" office:value-type="string">
            <text:p text:style-name="P19"><text:span text:style-name="T8"><text:s/>17</text:span>/12/2023</text:p>
          </table:table-cell>
        </table:table-row>
        <table:table-row>
          <table:table-cell table:style-name="Tableau1.A2" office:value-type="string">
            <text:p text:style-name="P21">Contenu</text:p>
          </table:table-cell>
          <table:table-cell table:style-name="Tableau1.A2" office:value-type="string">
            <text:p text:style-name="P21">8/01/2024</text:p>
          </table:table-cell>
          <table:table-cell table:style-name="Tableau1.C2" office:value-type="string">
            <text:p text:style-name="P21">21/01/2024</text:p>
          </table:table-cell>
        </table:table-row>
        <table:table-row table:style-name="Tableau1.6">
          <table:table-cell table:style-name="Tableau1.A2" office:value-type="string">
            <text:p text:style-name="P19">Assemblage et teste <text:span text:style-name="T9">prototype</text:span></text:p>
          </table:table-cell>
          <table:table-cell table:style-name="Tableau1.A2" office:value-type="string">
            <text:p text:style-name="P21">22/01/20<text:span text:style-name="T9">24</text:span></text:p>
          </table:table-cell>
          <table:table-cell table:style-name="Tableau1.C2" office:value-type="string">
            <text:p text:style-name="P21">22/02/2024</text:p>
          </table:table-cell>
        </table:table-row>
        <table:table-row table:style-name="Tableau1.6">
          <table:table-cell table:style-name="Tableau1.A2" office:value-type="string">
            <text:p text:style-name="P19">Déploiement <text:span text:style-name="T9">Local</text:span> <text:span text:style-name="T9">prototype </text:span></text:p>
          </table:table-cell>
          <table:table-cell table:style-name="Tableau1.A2" office:value-type="string">
            <text:p text:style-name="P17">16/03/2024</text:p>
          </table:table-cell>
          <table:table-cell table:style-name="Tableau1.C2" office:value-type="string">
            <text:p text:style-name="P21">16/0<text:span text:style-name="T9">4</text:span>/2024</text:p>
          </table:table-cell>
        </table:table-row>
      </table:table>
      <text:p text:style-name="P14"/>
      <text:p text:style-name="P13"/>
      <text:p text:style-name="P16">Budget </text:p>
      <text:p text:style-name="P16"/>
      <text:p text:style-name="P16">Maintenance Continue : par l’administration et les étudiants du club EAGLETECH</text:p>
      <text:p text:style-name="P16"/>
      <text:p text:style-name="P16">support Technique : guide d’utilisation de l’administrateur , guide d’utilisation de l’utilisateur</text:p>
      <text:p text:style-name="P16"/>
      <text:p text:style-name="P16">11.Livrables </text:p>
      <text:p text:style-name="P16"/>
      <text:p text:style-name="P16">Documents : </text:p>
      <text:p text:style-name="P16">Dépôt git :XXXxxxx</text:p>
      <text:p text:style-name="P16">ou </text:p>
      <text:p text:style-name="P16">Docker : XXXXxx</text:p>
      <text:p text:style-name="P16"/>
      <text:p text:style-name="P16"><text:s/>----12.Condition contractuelles ----</text:p>
      <text:p text:style-name="P16"/>
      <text:p text:style-name="P18">13.Validation </text:p>
      <text:p text:style-name="P18"/>
      <text:p text:style-name="P18">Signature des parties prenantes </text:p>
      <text:p text:style-name="P13"/>
      <text:p text:style-name="P13"><text:s text:c="2"/></text:p>
      <text:p text:style-name="P12"/>
      <text:p text:style-name="P12"><text:s text:c="45"/></text:p>
      <text:p text:style-name="P12"><text:s text:c="13"/></text:p>
      <text:p text:style-name="P11"><text:s text:c="43"/></text:p>
      <text:p text:style-name="P11"/>
      <text:p text:style-name="P6"/>
      <text:p text:style-name="P6"/>
      <text:p text:style-name="P6"/>
      <text:p text:style-name="P6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2:25:01.953041535</meta:creation-date>
    <meta:editing-duration>PT33M45S</meta:editing-duration>
    <meta:editing-cycles>4</meta:editing-cycles>
    <meta:generator>LibreOffice/7.3.7.2$Linux_X86_64 LibreOffice_project/30$Build-2</meta:generator>
    <dc:date>2023-11-24T09:57:30.275566598</dc:date>
    <meta:document-statistic meta:table-count="1" meta:image-count="0" meta:object-count="0" meta:page-count="3" meta:paragraph-count="102" meta:word-count="470" meta:character-count="3913" meta:non-whitespace-character-count="2677"/>
  </office:meta>
</office:document-meta>
</file>